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1" style:family="table-row">
      <style:table-row-properties style:min-row-height="2.23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text-properties officeooo:paragraph-rsid="0007d66c"/>
    </style:style>
    <style:style style:name="T1" style:family="text">
      <style:text-properties officeooo:rsid="0007d66c"/>
    </style:style>
    <style:style style:name="gr1" style:family="graphic" style:parent-style-name="Frame">
      <style:graphic-properties draw:textarea-horizontal-align="justify" draw:textarea-vertical-align="middle" draw:auto-grow-height="false" fo:min-height="1.736cm" fo:min-width="1.813cm" fo:wrap-option="wrap" style:run-through="foreground" style:wrap="run-through" style:number-wrapped-paragraphs="no-limit" style:vertical-pos="from-top" style:vertical-rel="paragraph-content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D1" office:value-type="string">
            <text:p text:style-name="Table_20_Contents"><draw:custom-shape text:anchor-type="paragraph" draw:z-index="0" draw:name="Shape1" draw:style-name="gr1" svg:width="3.624cm" svg:height="3.472cm" svg:x="1.02cm" svg:y="0.109cm"><text:p text:style-name="P1"><text:span text:style-name="T1">Where is my shape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1-27T13:11:34.871000000</dc:date>
    <meta:editing-duration>PT3M24S</meta:editing-duration>
    <meta:editing-cycles>6</meta:editing-cycles>
    <meta:document-statistic meta:table-count="1" meta:image-count="0" meta:object-count="0" meta:page-count="1" meta:paragraph-count="1" meta:word-count="4" meta:character-count="18" meta:non-whitespace-character-count="15"/>
  </office:meta>
</office:document-meta>
</file>